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9ba0ab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898448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898448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<text:soft-page-break/>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<text:soft-page-break/>ရှိပါက ဖြည့်သွင်းရန်။ မရှိပါက ဖြည့်သွင်းရန် မလို။</text:p>
          </table:table-cell>
        </table:table-row>
        <table:table-row table:style-name="TableLine3196004898448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20:53.979000000</dc:date>
    <meta:editing-duration>P1DT14H50M25S</meta:editing-duration>
    <meta:editing-cycles>883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